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сновной_20_текст_20__28_2_29_">
      <loext:graphic-properties draw:fill-color="#ffffff"/>
      <style:paragraph-properties fo:margin-left="1.164cm" fo:margin-right="0cm" fo:margin-top="0cm" fo:margin-bottom="4.417cm" loext:contextual-spacing="false" fo:text-indent="0cm" style:auto-text-indent="false"/>
    </style:style>
    <style:style style:name="P3" style:family="paragraph" style:parent-style-name="Заголовок_20__2116_5">
      <loext:graphic-properties draw:fill-color="#ffffff"/>
      <style:paragraph-properties fo:margin-left="1.164cm" fo:margin-right="0cm" fo:margin-top="0cm" fo:margin-bottom="5.891cm" loext:contextual-spacing="false" fo:keep-together="always" fo:text-indent="0cm" style:auto-text-indent="false" fo:keep-with-next="always"/>
      <style:text-properties style:font-name="Calibri Light"/>
    </style:style>
    <style:style style:name="P4" style:family="paragraph" style:parent-style-name="Standard">
      <style:paragraph-properties fo:margin-left="3.747cm" fo:margin-right="0cm" fo:text-align="justify" style:justify-single-word="false" fo:text-indent="0cm" style:auto-text-indent="false"/>
      <style:text-properties style:font-name="Calibri" fo:font-size="18pt" fo:font-weight="bold" style:font-size-asian="18pt" style:font-weight-asian="bold"/>
    </style:style>
    <style:style style:name="P5" style:family="paragraph" style:parent-style-name="Заголовок_20__2116_2">
      <loext:graphic-properties draw:fill-color="#ffffff"/>
      <style:paragraph-properties fo:margin-left="3.747cm" fo:margin-right="0cm" fo:margin-top="0cm" fo:margin-bottom="0.351cm" loext:contextual-spacing="false" fo:line-height="1.094cm" fo:keep-together="always" fo:text-indent="0cm" style:auto-text-indent="false" fo:keep-with-next="always"/>
      <style:text-properties style:font-name="Calibri Light"/>
    </style:style>
    <style:style style:name="P6" style:family="paragraph" style:parent-style-name="Основной_20_текст_20__28_3_29_">
      <loext:graphic-properties draw:fill-color="#ffffff"/>
      <style:paragraph-properties fo:margin-left="8.925cm" fo:margin-right="0.564cm" fo:margin-top="0cm" fo:margin-bottom="0cm" loext:contextual-spacing="false" fo:text-indent="0cm" style:auto-text-indent="false"/>
    </style:style>
    <style:style style:name="P7" style:family="paragraph" style:parent-style-name="Основной_20_текст_20__28_3_29_">
      <loext:graphic-properties draw:fill-color="#ffffff"/>
      <style:paragraph-properties fo:margin-left="8.925cm" fo:margin-right="0.564cm" fo:margin-top="0cm" fo:margin-bottom="6.311cm" loext:contextual-spacing="false" fo:line-height="0.542cm" fo:text-indent="0cm" style:auto-text-indent="false"/>
    </style:style>
    <style:style style:name="P8" style:family="paragraph" style:parent-style-name="Основной_20_текст_20__28_3_29_">
      <loext:graphic-properties draw:fill-color="#ffffff"/>
      <style:paragraph-properties fo:margin-left="0cm" fo:margin-right="0.564cm" fo:margin-top="0cm" fo:margin-bottom="0.397cm" loext:contextual-spacing="false" fo:text-indent="0cm" style:auto-text-indent="false"/>
    </style:style>
    <style:style style:name="P9" style:family="paragraph" style:parent-style-name="Основной_20_текст_20__28_3_29_">
      <loext:graphic-properties draw:fill-color="#ffffff"/>
      <style:paragraph-properties fo:margin-left="8.922cm" fo:margin-right="0.561cm" fo:margin-top="0cm" fo:margin-bottom="0cm" loext:contextual-spacing="false" fo:line-height="0.542cm" fo:text-indent="0cm" style:auto-text-indent="false"/>
    </style:style>
    <style:style style:name="P10" style:family="paragraph" style:parent-style-name="Основной_20_текст_20__28_4_29_">
      <loext:graphic-properties draw:fill-color="#ffffff"/>
      <style:paragraph-properties fo:margin-left="6.209cm" fo:margin-right="0cm" fo:margin-top="0cm" fo:margin-bottom="2.395cm" loext:contextual-spacing="false" fo:line-height="0.459cm" fo:text-indent="0cm" style:auto-text-indent="false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8pt" fo:font-weight="bold" style:font-size-asian="18pt" style:font-weight-asian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/>
    </style:style>
    <style:style style:name="P13" style:family="paragraph" style:parent-style-name="Standard">
      <style:text-properties style:font-name="Calibri" fo:font-size="14pt" style:font-size-asian="14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4pt" style:font-size-asian="14pt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4pt" officeooo:paragraph-rsid="000ccf9d" style:font-size-asian="14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4pt" fo:font-weight="normal" officeooo:rsid="00090bef" officeooo:paragraph-rsid="00090bef" style:font-size-asian="14p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6pt" style:font-size-asian="16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officeooo:paragraph-rsid="000fe7dd"/>
    </style:style>
    <style:style style:name="P20" style:family="paragraph" style:parent-style-name="Standard">
      <style:paragraph-properties fo:orphans="2" fo:widows="2"/>
      <style:text-properties fo:color="#00000a" fo:font-size="11pt" style:font-size-asian="11pt" style:font-size-complex="11pt" style:language-complex="ar" style:country-complex="SA"/>
    </style:style>
    <style:style style:name="P21" style:family="paragraph" style:parent-style-name="Standard">
      <style:paragraph-properties fo:orphans="2" fo:widows="2"/>
      <style:text-properties fo:color="#00000a" style:font-name="Consolas" fo:font-size="11pt" style:font-size-asian="11pt" style:font-name-complex="Consolas1" style:font-size-complex="11pt" style:language-complex="ar" style:country-complex="SA"/>
    </style:style>
    <style:style style:name="P22" style:family="paragraph" style:parent-style-name="Standard">
      <style:paragraph-properties fo:orphans="2" fo:widows="2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rsid="00111689" officeooo:paragraph-rsid="00111689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rsid="0015578d" officeooo:paragraph-rsid="0015578d"/>
    </style:style>
    <style:style style:name="P25" style:family="paragraph" style:parent-style-name="Standard">
      <style:paragraph-properties fo:margin-left="6.244cm" fo:margin-right="0cm" fo:text-indent="0cm" style:auto-text-indent="false"/>
      <style:text-properties style:font-name="Calibri" fo:font-size="18pt" fo:font-weight="bold" style:font-size-asian="18pt" style:font-weight-asian="bold"/>
    </style:style>
    <style:style style:name="P26" style:family="paragraph" style:parent-style-name="Standard">
      <style:paragraph-properties fo:margin-left="4.995cm" fo:margin-right="0cm" fo:text-indent="0cm" style:auto-text-indent="false"/>
      <style:text-properties style:font-name="Calibri" fo:font-size="18pt" fo:font-weight="bold" style:font-size-asian="18pt" style:font-weight-asian="bold"/>
    </style:style>
    <style:style style:name="P27" style:family="paragraph" style:parent-style-name="Standard">
      <style:paragraph-properties fo:margin-left="4.995cm" fo:margin-right="0cm" fo:text-align="justify" style:justify-single-word="false" fo:text-indent="0cm" style:auto-text-indent="false"/>
      <style:text-properties style:font-name="Calibri" fo:font-size="18pt" fo:font-weight="bold" style:font-size-asian="18pt" style:font-weight-asian="bold"/>
    </style:style>
    <style:style style:name="P28" style:family="paragraph" style:parent-style-name="Standard">
      <style:paragraph-properties fo:margin-top="0.499cm" fo:margin-bottom="0cm" loext:contextual-spacing="false"/>
    </style:style>
    <style:style style:name="P29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Calibri" fo:font-size="18pt" fo:font-weight="bold" style:font-size-asian="18pt" style:font-weight-asian="bold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a" style:font-name="Consolas" fo:font-size="11pt" fo:language="en" fo:country="US" fo:font-weight="normal" style:font-size-asian="11pt" style:font-weight-asian="normal" style:font-size-complex="11pt" style:language-complex="ar" style:country-complex="SA" style:font-weight-complex="normal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ru" fo:country="RU" officeooo:rsid="00111689" officeooo:paragraph-rsid="00173c6f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ru" fo:country="RU" officeooo:rsid="00118207" officeooo:paragraph-rsid="00118207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5578d" officeooo:paragraph-rsid="0015578d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4pt" style:font-size-asian="14pt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6pt" style:font-size-asian="16pt"/>
    </style:style>
    <style:style style:name="P38" style:family="paragraph" style:parent-style-name="Standard">
      <style:paragraph-properties fo:margin-left="4.995cm" fo:margin-right="0cm" fo:text-indent="0cm" style:auto-text-indent="false"/>
    </style:style>
    <style:style style:name="P39" style:family="paragraph" style:parent-style-name="Standard">
      <style:paragraph-properties fo:margin-left="4.995cm" fo:margin-right="0cm" fo:text-align="justify" style:justify-single-word="false" fo:text-indent="0cm" style:auto-text-indent="false"/>
      <style:text-properties style:font-name="Calibri" fo:font-size="18pt" fo:font-weight="bold" style:font-size-asian="18pt" style:font-weight-asian="bold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1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color="#00000a" fo:font-size="11pt" fo:language="en" fo:country="US" style:font-size-asian="11pt" style:font-name-complex="Consolas1" style:font-size-complex="11pt" style:language-complex="ar" style:country-complex="SA"/>
    </style:style>
    <style:style style:name="P42" style:family="paragraph" style:parent-style-name="Standard" style:master-page-name="Converted1">
      <style:paragraph-properties fo:orphans="2" fo:widows="2" style:page-number="auto"/>
      <style:text-properties fo:color="#00000a" fo:font-size="11pt" fo:language="en" fo:country="US" style:font-size-asian="11pt" style:font-size-complex="11pt" style:language-complex="ar" style:country-complex="SA"/>
    </style:style>
    <style:style style:name="P43" style:family="paragraph" style:parent-style-name="Основной_20_текст_20__28_2_29_" style:master-page-name="Standard">
      <loext:graphic-properties draw:fill-color="#ffffff"/>
      <style:paragraph-properties fo:margin-left="1.164cm" fo:margin-right="0cm" fo:margin-top="0cm" fo:margin-bottom="0cm" loext:contextual-spacing="false" fo:text-indent="0cm" style:auto-text-indent="false" style:page-number="auto"/>
    </style:style>
    <style:style style:name="T1" style:family="text">
      <style:text-properties style:font-name="Calibri" fo:font-size="14pt" style:font-size-asian="14pt"/>
    </style:style>
    <style:style style:name="T2" style:family="text">
      <style:text-properties style:font-name="Calibri" fo:font-size="14pt" style:font-size-asian="14pt" style:font-size-complex="14pt"/>
    </style:style>
    <style:style style:name="T3" style:family="text">
      <style:text-properties style:font-name="Calibri" fo:font-size="14pt" officeooo:rsid="000e229f" style:font-size-asian="14pt" style:font-size-complex="14pt"/>
    </style:style>
    <style:style style:name="T4" style:family="text">
      <style:text-properties style:font-name="Calibri" fo:font-size="14pt" officeooo:rsid="00173c6f" style:font-size-asian="14pt" style:font-size-complex="14pt"/>
    </style:style>
    <style:style style:name="T5" style:family="text">
      <style:text-properties style:font-name="Calibri" fo:font-size="14pt" officeooo:rsid="000e229f" style:font-size-asian="14pt"/>
    </style:style>
    <style:style style:name="T6" style:family="text">
      <style:text-properties style:font-name="Calibri" fo:font-size="14pt" fo:language="en" fo:country="US" style:font-size-asian="14pt"/>
    </style:style>
    <style:style style:name="T7" style:family="text">
      <style:text-properties style:font-name="Calibri" fo:font-size="14pt" fo:language="en" fo:country="US" style:font-size-asian="14pt" style:font-size-complex="14pt"/>
    </style:style>
    <style:style style:name="T8" style:family="text">
      <style:text-properties style:font-name="Calibri" fo:font-size="14pt" fo:language="en" fo:country="US" officeooo:rsid="00136cc2" style:font-size-asian="14pt" style:font-size-complex="14pt"/>
    </style:style>
    <style:style style:name="T9" style:family="text">
      <style:text-properties style:font-name="Calibri" fo:font-size="14pt" fo:language="en" fo:country="US" officeooo:rsid="0015578d" style:font-size-asian="14pt" style:font-size-complex="14pt"/>
    </style:style>
    <style:style style:name="T10" style:family="text">
      <style:text-properties style:font-name="Calibri" fo:font-size="14pt" fo:language="en" fo:country="US" officeooo:rsid="00173c6f" style:font-size-asian="14pt" style:font-size-complex="14pt"/>
    </style:style>
    <style:style style:name="T11" style:family="text">
      <style:text-properties style:font-name="Calibri" fo:font-size="14pt" fo:language="en" fo:country="US" officeooo:rsid="000e229f" style:font-size-asian="14pt"/>
    </style:style>
    <style:style style:name="T12" style:family="text">
      <style:text-properties style:font-name="Calibri" fo:font-size="14pt" fo:language="ru" fo:country="RU" style:font-size-asian="14pt" style:font-size-complex="14pt"/>
    </style:style>
    <style:style style:name="T13" style:family="text">
      <style:text-properties style:font-name="Calibri" fo:font-size="14pt" fo:language="ru" fo:country="RU" officeooo:rsid="000e229f" style:font-size-asian="14pt" style:font-size-complex="14pt"/>
    </style:style>
    <style:style style:name="T14" style:family="text">
      <style:text-properties style:font-name="Calibri" fo:font-size="14pt" fo:language="ru" fo:country="RU" officeooo:rsid="000fe7dd" style:font-size-asian="14pt" style:font-size-complex="14pt"/>
    </style:style>
    <style:style style:name="T15" style:family="text">
      <style:text-properties style:font-name="Calibri" fo:font-size="16pt" style:font-size-asian="16pt"/>
    </style:style>
    <style:style style:name="T16" style:family="text">
      <style:text-properties style:font-name="Calibri" fo:font-size="16pt" fo:language="en" fo:country="US" style:font-size-asian="16pt"/>
    </style:style>
    <style:style style:name="T17" style:family="text">
      <style:text-properties style:text-position="super 58%" style:font-name="Calibri" fo:font-size="16pt" style:font-size-asian="16pt"/>
    </style:style>
    <style:style style:name="T18" style:family="text">
      <style:text-properties fo:color="#00000a" fo:font-size="11pt" fo:language="en" fo:country="US" style:font-size-asian="11pt" style:font-size-complex="11pt" style:language-complex="ar" style:country-complex="SA"/>
    </style:style>
    <style:style style:name="T19" style:family="text">
      <style:text-properties fo:color="#00000a" fo:font-size="11pt" style:font-size-asian="11pt" style:font-size-complex="11pt" style:language-complex="ar" style:country-complex="SA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a0527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0ccf9d"/>
    </style:style>
    <style:style style:name="T24" style:family="text">
      <style:text-properties fo:language="ru" fo:country="RU" fo:font-weight="normal" officeooo:rsid="000ccf9d" style:font-weight-asian="normal" style:font-weight-complex="normal"/>
    </style:style>
    <style:style style:name="T25" style:family="text">
      <style:text-properties fo:language="ru" fo:country="RU" officeooo:rsid="0016d8b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БЕЛОРУССКИЙ ГОСУДАРСТВЕННЫЙ УНИВЕРСИТЕТ</text:p>
      <text:p text:style-name="P2">ФАКУЛЬТЕТ ПРИКЛАДНОЙ МАТЕМАТИКИ И ИНФОРМАТИКИ</text:p>
      <text:h text:style-name="P5" text:outline-level="2"><text:bookmark text:name="bookmark0"/>Лабораторная работа №1</text:h>
      <text:h text:style-name="P3" text:outline-level="5"><text:bookmark text:name="bookmark1"/>Решение систем линейных уравнений, нахождение определителя и обратной матрицы методом Гаусса</text:h>
      <text:p text:style-name="P6">Выполнил:</text:p>
      <text:p text:style-name="P6"><text:s/>Студент 2 курса 5 группы ФПМИ</text:p>
      <text:p text:style-name="P8">Карасик Семён</text:p>
      <text:p text:style-name="P9">Руководитель:</text:p>
      <text:p text:style-name="P7">Радкевич Елена Владимировна</text:p>
      <text:p text:style-name="Standard"/>
      <text:p text:style-name="P10"><text:bookmark text:name="bookmark2"/>Минск, 2017 г.</text:p>
      <text:p text:style-name="P25"><text:soft-page-break/>Оглавление</text:p>
      <text:p text:style-name="P25"/>
      <text:p text:style-name="P13">Постановка задачи ………………………………………………………………………………………......…..3 Описание метода нахождения решений системы алгебраических уравнений методом Гаусса ………………………………………………………………………………………………………<text:span text:style-name="T21">4</text:span></text:p>
      <text:p text:style-name="P13">Нахождение определителя матрицы ……………………………………………………………………<text:span text:style-name="T21">5</text:span></text:p>
      <text:p text:style-name="P13">Нахождение обратной матрицы …………………………………………………………………………..<text:span text:style-name="T21">5</text:span></text:p>
      <text:p text:style-name="P13">Листинг программы ……………………………………………………………………………………………….<text:span text:style-name="T21">6</text:span></text:p>
      <text:p text:style-name="P13">Входные данные ………………………………………………………………………………………………….<text:span text:style-name="T21">8</text:span></text:p>
      <text:p text:style-name="P13"><text:bookmark text:name="_GoBack"/>Выходные данные ……………………………………………………………………………………………...<text:span text:style-name="T21">8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><text:soft-page-break/>Постановка задачи</text:p>
      <text:p text:style-name="P14"/>
      <text:p text:style-name="P14">Решить систему линейных уравнений методом Гаусса. Вычислить определитель системы. Найти ей обратную<text:tab/>матрицу. Проверить обратную матрицу. Вывести невязку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Описание метода нахождения решений системы алгебраических уравнений методом Гаусса с выбором главного элемента</text:p>
      <text:p text:style-name="P28"><text:span text:style-name="T2">Метод Гаусса также называется методом последовательного исключения переменных или схемой единственного деления. В процессе решения системы мы последовательно исключаем данную переменную из других уравнений, получая в результате новую систему из </text:span><text:span text:style-name="T7">n-1</text:span><text:span text:style-name="T12"> уравнения с </text:span><text:span text:style-name="T7">n-1</text:span><text:span text:style-name="T12"> неизвестной, из которой опять исключаем переменную.</text:span><text:span text:style-name="T13"> </text:span><text:span text:style-name="T14"><text:s/>В результате чего матрица приводится к верхнетреугольному виду, в котором <text:s/>легко находятся корни уравнений. </text:span><text:span text:style-name="T13">Его применение возможно, если определитель и все угловые миноры матрицы не равны нулю.</text:span></text:p>
      <text:p text:style-name="P19"><text:span text:style-name="T1">Рассмотрим систему </text:span><text:span text:style-name="T5">вида</text:span><text:span text:style-name="T11">:</text:span></text:p>
      <text:p text:style-name="P19"><text:span text:style-name="T13"><text:line-break/></text:span><text:span text:style-name="T13"><draw:frame draw:style-name="fr1" draw:name="Объект3" text:anchor-type="as-char" svg:width="5.579cm" svg:height="2.33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<text:p text:style-name="P23"><text:span text:style-name="T3">i</text:span><text:span text:style-name="T2"> = </text:span><text:span text:style-name="T2"><draw:frame draw:style-name="fr2" draw:name="Объект4" text:anchor-type="as-char" svg:y="-0.377cm" svg:width="0.781cm" svg:height="0.467cm" draw:z-index="2"><draw:object xlink:href="./Object 19" xlink:type="simple" xlink:show="embed" xlink:actuate="onLoad"/><draw:image xlink:href="./ObjectReplacements/Object 19" xlink:type="simple" xlink:show="embed" xlink:actuate="onLoad"/></draw:frame></text:span></text:p>
      <text:list xml:id="list999428625403031362" text:style-name="L1">
        <text:list-item>
          <text:p text:style-name="P33"><text:span text:style-name="T3">п</text:span><text:span text:style-name="T2">оменять строки местами так, чтобы</text:span><text:span text:style-name="T7"> </text:span><text:span text:style-name="T2">на месте </text:span><text:span text:style-name="T2"><draw:frame draw:style-name="fr2" draw:name="Объект5" text:anchor-type="as-char" svg:y="-0.377cm" svg:width="0.693cm" svg:height="0.531cm" draw:z-index="3"><draw:object xlink:href="./Object 20" xlink:type="simple" xlink:show="embed" xlink:actuate="onLoad"/><draw:image xlink:href="./ObjectReplacements/Object 20" xlink:type="simple" xlink:show="embed" xlink:actuate="onLoad"/></draw:frame></text:span><text:span text:style-name="T2">стоял максимальный по модулю</text:span><text:span text:style-name="T4"> ненулевой</text:span><text:span text:style-name="T2"> элемент </text:span><text:span text:style-name="T7">i-</text:span><text:span text:style-name="T2">го столбца(выбор опорного элемента по столбцу).</text:span><text:span text:style-name="T4"> Если сделать это невозможно, то система либо не имеет решения, либо имеет бесконечно много решений.</text:span><text:span text:style-name="T10"><text:tab/> <text:tab/></text:span></text:p>
        </text:list-item>
        <text:list-item>
          <text:p text:style-name="P34"><text:span text:style-name="T2">поделить </text:span><text:span text:style-name="T7">i-</text:span><text:span text:style-name="T2">ую </text:span><text:span text:style-name="T7">c</text:span><text:span text:style-name="T2">троку на опорный элемент: </text:span><text:span text:style-name="T2"><draw:frame draw:style-name="fr2" draw:name="Объект6" text:anchor-type="as-char" svg:y="-0.437cm" svg:width="2.875cm" svg:height="0.591cm" draw:z-index="4"><draw:object xlink:href="./Object 21" xlink:type="simple" xlink:show="embed" xlink:actuate="onLoad"/><draw:image xlink:href="./ObjectReplacements/Object 21" xlink:type="simple" xlink:show="embed" xlink:actuate="onLoad"/></draw:frame></text:span><text:span text:style-name="T7">, j = </text:span><text:span text:style-name="T7"><draw:frame draw:style-name="fr2" draw:name="Объект7" text:anchor-type="as-char" svg:y="-0.377cm" svg:width="0.746cm" svg:height="0.469cm" draw:z-index="5"><draw:object xlink:href="./Object 22" xlink:type="simple" xlink:show="embed" xlink:actuate="onLoad"/><draw:image xlink:href="./ObjectReplacements/Object 22" xlink:type="simple" xlink:show="embed" xlink:actuate="onLoad"/></draw:frame></text:span><text:span text:style-name="T8">, </text:span><text:span text:style-name="T8"><draw:frame draw:style-name="fr2" draw:name="Объект10" text:anchor-type="as-char" svg:y="-0.437cm" svg:width="2.775cm" svg:height="0.591cm" draw:z-index="8"><draw:object xlink:href="./Object 24" xlink:type="simple" xlink:show="embed" xlink:actuate="onLoad"/><draw:image xlink:href="./ObjectReplacements/Object 24" xlink:type="simple" xlink:show="embed" xlink:actuate="onLoad"/></draw:frame></text:span></text:p>
        </text:list-item>
        <text:list-item>
          <text:p text:style-name="P34"><text:span text:style-name="T2">исключить переменную </text:span><text:span text:style-name="T7"><draw:frame draw:style-name="fr2" draw:name="Объект8" text:anchor-type="as-char" svg:y="-0.377cm" svg:width="0.508cm" svg:height="0.531cm" draw:z-index="6"><draw:object xlink:href="./Object 23" xlink:type="simple" xlink:show="embed" xlink:actuate="onLoad"/><draw:image xlink:href="./ObjectReplacements/Object 23" xlink:type="simple" xlink:show="embed" xlink:actuate="onLoad"/></draw:frame></text:span><text:span text:style-name="T2">из последующих уравнений: </text:span><text:span text:style-name="T2"><draw:frame draw:style-name="fr2" draw:name="Объект9" text:anchor-type="as-char" svg:y="-0.437cm" svg:width="3.865cm" svg:height="0.591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8">, </text:span><text:span text:style-name="T8"><draw:frame draw:style-name="fr2" draw:name="Объект11" text:anchor-type="as-char" svg:y="-0.437cm" svg:width="3.628cm" svg:height="0.591cm" draw:z-index="9"><draw:object xlink:href="./Object 25" xlink:type="simple" xlink:show="embed" xlink:actuate="onLoad"/><draw:image xlink:href="./ObjectReplacements/Object 25" xlink:type="simple" xlink:show="embed" xlink:actuate="onLoad"/></draw:frame></text:span><text:span text:style-name="T9">, </text:span><text:span text:style-name="T9"><draw:frame draw:style-name="fr2" draw:name="Объект12" text:anchor-type="as-char" svg:y="-0.377cm" svg:width="3.062cm" svg:height="0.467cm" draw:z-index="10"><draw:object xlink:href="./Object 26" xlink:type="simple" xlink:show="embed" xlink:actuate="onLoad"/><draw:image xlink:href="./ObjectReplacements/Object 26" xlink:type="simple" xlink:show="embed" xlink:actuate="onLoad"/></draw:frame></text:span></text:p>
        </text:list-item>
      </text:list>
      <text:p text:style-name="P35">Тогда:</text:p>
      <text:p text:style-name="P24"><text:span text:style-name="T2"><draw:frame draw:style-name="fr2" draw:name="Объект13" text:anchor-type="as-char" svg:y="-0.377cm" svg:width="1.252cm" svg:height="0.531cm" draw:z-index="11"><draw:object xlink:href="./Object 27" xlink:type="simple" xlink:show="embed" xlink:actuate="onLoad"/><draw:image xlink:href="./ObjectReplacements/Object 27" xlink:type="simple" xlink:show="embed" xlink:actuate="onLoad"/></draw:frame></text:span><text:span text:style-name="T2">, </text:span><text:span text:style-name="T2"><draw:frame draw:style-name="fr2" draw:name="Объект14" text:anchor-type="as-char" svg:y="-0.377cm" svg:width="6.456cm" svg:height="0.531cm" draw:z-index="12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><text:soft-page-break/>Нахождение определителя матрицы</text:p>
      <text:p text:style-name="P29"/>
      <text:p text:style-name="P16">Метод Гаусса приводит исходную матрицу <text:span text:style-name="T20">A </text:span><text:span text:style-name="T22">к матрицу </text:span><text:span text:style-name="T20">A` </text:span><text:span text:style-name="T22">эквивалентными преобразованиями, которые изменяют определитель с точностью до значений, на которые делятся строки. При поиске опорного элемента мы меняем местами строки, что изменяет знак определителя на обратный. Матриц</text:span><text:span text:style-name="T25">а</text:span><text:span text:style-name="T22"> </text:span><text:span text:style-name="T20">A' </text:span><text:span text:style-name="T22">является верхнетреугольной с 1 на главной диагонали, поэтому ее определитель равен 1. Откуда:</text:span></text:p>
      <text:p text:style-name="P15"><text:span text:style-name="T24"><draw:frame draw:style-name="fr3" draw:name="Объект1" text:anchor-type="as-char" svg:y="-0.437cm" svg:width="4.8cm" svg:height="0.591cm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23">где </text:span><text:span text:style-name="T23"><draw:frame draw:style-name="fr2" draw:name="Объект18" text:anchor-type="as-char" svg:y="-0.377cm" svg:width="0.466cm" svg:height="0.467cm" draw:z-index="1"><draw:object xlink:href="./Object 31" xlink:type="simple" xlink:show="embed" xlink:actuate="onLoad"/><draw:image xlink:href="./ObjectReplacements/Object 31" xlink:type="simple" xlink:show="embed" xlink:actuate="onLoad"/></draw:frame></text:span><text:span text:style-name="T23"> - число перестановок строк и столбцов.</text:span></text:p>
      <text:p text:style-name="P4"/>
      <text:p text:style-name="P4">Нахождение обратной матрицы</text:p>
      <text:p text:style-name="P11"/>
      <text:p text:style-name="P18"><text:span text:style-name="T1">Для нахождения обратной матрицы достаточно решить методом Гаусса </text:span><text:span text:style-name="T6">n</text:span><text:span text:style-name="T1">-линейных уравнений, у каждого из которых в столбце свободных членов на </text:span><text:span text:style-name="T6">k</text:span><text:span text:style-name="T1">-ом месте стоит 1, а на остальных - нули, т е. решить систему с расширенной матрицей вида:</text:span></text:p>
      <text:p text:style-name="P14"/>
      <text:p text:style-name="P18"><text:span text:style-name="T16">AX</text:span><text:span text:style-name="T15"> = </text:span><text:span text:style-name="T16">E</text:span><text:span text:style-name="T15"> =&gt; </text:span><text:span text:style-name="T16">X</text:span><text:span text:style-name="T15"> = </text:span><text:span text:style-name="T16">A</text:span><text:span text:style-name="T17">-1</text:span><text:span text:style-name="T15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<text:soft-page-break/>Листинг программы</text:p>
      <text:section text:style-name="Sect1" text:name="TextSection">
        <text:p text:style-name="P32">//lab1, v20. Simon Karasik, course 2, group 5.</text:p>
        <text:p text:style-name="P30"/>
        <text:p text:style-name="P32">#include &lt;fstream&gt;</text:p>
        <text:p text:style-name="P32">#include &lt;iostream&gt;</text:p>
        <text:p text:style-name="P32">#include &lt;iomanip&gt;</text:p>
        <text:p text:style-name="P32">#include &lt;algorithm&gt;</text:p>
        <text:p text:style-name="P32">#include &lt;vector&gt;</text:p>
        <text:p text:style-name="P32">#include &lt;cmath&gt;</text:p>
        <text:p text:style-name="P32">#include &lt;stdexcept&gt;</text:p>
        <text:p text:style-name="P30"/>
        <text:p text:style-name="P32">using namespace std;</text:p>
        <text:p text:style-name="P30"/>
        <text:p text:style-name="P32">typedef vector&lt;double&gt; Vector;</text:p>
        <text:p text:style-name="P32">typedef vector&lt;Vector&gt; Matrix;</text:p>
        <text:p text:style-name="P30"/>
        <text:p text:style-name="P32">const double EPS = 10E-4;</text:p>
        <text:p text:style-name="P30"/>
        <text:p text:style-name="P32">bool eq(double x, double y) {</text:p>
        <text:p text:style-name="P32"><text:tab/>return abs(x - y) &lt; EPS;</text:p>
        <text:p text:style-name="P32">}</text:p>
        <text:p text:style-name="P30"/>
        <text:p text:style-name="P32">Matrix loadIdentity(int n) {</text:p>
        <text:p text:style-name="P32"><text:tab/>Matrix mat(n);</text:p>
        <text:p text:style-name="P32"><text:tab/>for (int i = 0; i &lt; n; i++) {</text:p>
        <text:p text:style-name="P32"><text:tab/><text:tab/>mat[i] = Vector(n, 0);</text:p>
        <text:p text:style-name="P32"><text:tab/><text:tab/>mat[i][i] = 1;</text:p>
        <text:p text:style-name="P32"><text:tab/>}</text:p>
        <text:p text:style-name="P32"><text:tab/>return mat;</text:p>
        <text:p text:style-name="P32">}</text:p>
        <text:p text:style-name="P30"/>
        <text:p text:style-name="P32">Matrix loadMatrix(int n, int m) {</text:p>
        <text:p text:style-name="P32"><text:tab/>Matrix mat(n);</text:p>
        <text:p text:style-name="P32"><text:tab/>for (int i = 0; i &lt; n; i++)</text:p>
        <text:p text:style-name="P32"><text:tab/><text:tab/>mat[i] = Vector(m, 0);</text:p>
        <text:p text:style-name="P32"><text:tab/>return mat;</text:p>
        <text:p text:style-name="P32">}</text:p>
        <text:p text:style-name="P30"/>
        <text:p text:style-name="P32">Matrix operator*(const Matrix &amp; a, const Matrix &amp; b) {</text:p>
        <text:p text:style-name="P32"><text:tab/>if (a[0].size() != b.size())</text:p>
        <text:p text:style-name="P32"><text:tab/><text:tab/>throw invalid_argument("Bad size of matricies.");</text:p>
        <text:p text:style-name="P32"><text:tab/>int n = a.size(), m = b[0].size(), l = a[0].size();</text:p>
        <text:p text:style-name="P32"><text:tab/>Matrix p = loadMatrix(n, m);</text:p>
        <text:p text:style-name="P32"><text:tab/>for (int i = 0; i &lt; n; i++) </text:p>
        <text:p text:style-name="P32"><text:tab/><text:tab/>for (int j = 0; j &lt; m; j++) {</text:p>
        <text:p text:style-name="P32"><text:tab/><text:tab/><text:tab/>double sum = 0;</text:p>
        <text:p text:style-name="P32"><text:tab/><text:tab/><text:tab/>for (int k = 0; k &lt; l; k++)</text:p>
        <text:p text:style-name="P32"><text:tab/><text:tab/><text:tab/><text:tab/>sum += a[i][k] * b[k][j];</text:p>
        <text:p text:style-name="P32"><text:tab/><text:tab/><text:tab/>p[i][j] = sum;</text:p>
        <text:p text:style-name="P32"><text:tab/><text:tab/>}<text:tab/></text:p>
        <text:p text:style-name="P32"><text:tab/>return p;</text:p>
        <text:p text:style-name="P32">}</text:p>
        <text:p text:style-name="P30"/>
        <text:p text:style-name="P32">Vector operator*(const Matrix &amp; a, const Vector &amp; v) {</text:p>
        <text:p text:style-name="P32"><text:tab/>if (a[0].size() != v.size())</text:p>
        <text:p text:style-name="P32"><text:tab/><text:tab/>throw invalid_argument("Bad size.");</text:p>
        <text:p text:style-name="P32"><text:tab/>int n = a.size(), m = v.size();</text:p>
        <text:p text:style-name="P32"><text:tab/>Vector res = Vector(v.size(), 0);</text:p>
        <text:p text:style-name="P32"><text:tab/>for (int i = 0; i &lt; n; i++) </text:p>
        <text:p text:style-name="P32"><text:tab/><text:tab/>for (int j = 0; j &lt; m; j++)</text:p>
        <text:p text:style-name="P32"><text:tab/><text:tab/><text:tab/>res[i] += a[i][j] * v[j];</text:p>
        <text:p text:style-name="P32"><text:tab/>return res;</text:p>
        <text:p text:style-name="P32">}</text:p>
        <text:p text:style-name="P30"/>
        <text:p text:style-name="P32">void printVector(const Vector &amp; v, ostream &amp; os, bool useScientific = false) {</text:p>
        <text:p text:style-name="P32"><text:tab/>if (useScientific) {</text:p>
        <text:p text:style-name="P32"><text:tab/><text:tab/>os &lt;&lt; scientific;</text:p>
        <text:p text:style-name="P32"><text:tab/><text:tab/>for (int i = 0; i &lt; v.size(); i++)</text:p>
        <text:p text:style-name="P32"><text:tab/><text:tab/><text:tab/>os &lt;&lt; v[i] &lt;&lt; '\t';</text:p>
        <text:p text:style-name="P32"><text:tab/>} </text:p>
        <text:p text:style-name="P32"><text:tab/>else {</text:p>
        <text:p text:style-name="P32"><text:tab/><text:tab/>os &lt;&lt; setprecision(4) &lt;&lt; fixed;</text:p>
        <text:p text:style-name="P32"><text:tab/><text:tab/>for (int j = 0; j &lt; v.size(); j++)</text:p>
        <text:p text:style-name="P32"><text:tab/><text:tab/><text:tab/>os &lt;&lt; setw(8) &lt;&lt; v[j];</text:p>
        <text:p text:style-name="P32"><text:tab/>}</text:p>
        <text:p text:style-name="P32"><text:tab/>os &lt;&lt; endl;</text:p>
        <text:p text:style-name="P32">}</text:p>
        <text:p text:style-name="P30"/>
        <text:p text:style-name="P32">void printMatrix(const Matrix &amp; mat, ostream &amp; os, bool useScientific = false) {</text:p>
        <text:p text:style-name="P32"><text:tab/>for (int i = 0; i &lt; mat.size(); i++) </text:p>
        <text:p text:style-name="P32"><text:tab/><text:tab/>printVector(mat[i], os, useScientific);</text:p>
        <text:p text:style-name="P32">}</text:p>
        <text:p text:style-name="P30"/>
        <text:p text:style-name="P32">Vector Gauss(Matrix a, Vector f, double &amp; det) {</text:p>
        <text:p text:style-name="P32"><text:tab/>int n = a.size();</text:p>
        <text:p text:style-name="P32"><text:tab/>if (n != f.size())</text:p>
        <text:p text:style-name="P32"><text:tab/><text:tab/>throw invalid_argument("Size of matrix and f must be equal.");</text:p>
        <text:p text:style-name="P32"><text:tab/>det = 1;</text:p>
        <text:p text:style-name="P30"/>
        <text:p text:style-name="P32"><text:tab/>for (int step = 0; step &lt; n; step++) {</text:p>
        <text:p text:style-name="P32"><text:tab/><text:tab/>int maxStep = step;</text:p>
        <text:p text:style-name="P32"><text:tab/><text:tab/>for (int i = step + 1; i &lt; n; i++)</text:p>
        <text:p text:style-name="P32"><text:tab/><text:tab/><text:tab/>if (abs(a[i][i]) &gt; abs(a[maxStep][maxStep]))</text:p>
        <text:p text:style-name="P32"><text:tab/><text:tab/><text:tab/><text:tab/>maxStep = i;</text:p>
        <text:p text:style-name="P32"><text:tab/><text:tab/>if (maxStep != step) {</text:p>
        <text:p text:style-name="P32"><text:tab/><text:tab/><text:tab/>a[step].swap(a[maxStep]);</text:p>
        <text:p text:style-name="P32"><text:tab/><text:tab/><text:tab/>swap(f[step], f[maxStep]);</text:p>
        <text:p text:style-name="P32"><text:soft-page-break/><text:tab/><text:tab/><text:tab/>det *= -1;</text:p>
        <text:p text:style-name="P32"><text:tab/><text:tab/>}</text:p>
        <text:p text:style-name="P32"><text:tab/><text:tab/>double anchor = a[step][step];</text:p>
        <text:p text:style-name="P30"/>
        <text:p text:style-name="P32"><text:tab/><text:tab/>det *= anchor;</text:p>
        <text:p text:style-name="P32"><text:tab/><text:tab/>f[step] /= anchor;</text:p>
        <text:p text:style-name="P32"><text:tab/><text:tab/>for (int j = step; j &lt; n; j++)</text:p>
        <text:p text:style-name="P32"><text:tab/><text:tab/><text:tab/>a[step][j] /= anchor;</text:p>
        <text:p text:style-name="P32"><text:tab/><text:tab/>for (int i = step + 1; i &lt; n; i++) {</text:p>
        <text:p text:style-name="P32"><text:tab/><text:tab/><text:tab/>double k = a[i][step];</text:p>
        <text:p text:style-name="P32"><text:tab/><text:tab/><text:tab/>for (int j = step; j &lt; n; j++)</text:p>
        <text:p text:style-name="P32"><text:tab/><text:tab/><text:tab/><text:tab/>a[i][j] -= a[step][j] * k;</text:p>
        <text:p text:style-name="P32"><text:tab/><text:tab/><text:tab/>f[i] -= f[step] * k;</text:p>
        <text:p text:style-name="P32"><text:tab/><text:tab/>}</text:p>
        <text:p text:style-name="P30"/>
        <text:p text:style-name="P32"><text:tab/><text:tab/>for (int i = 0; i &lt; n; i++) {</text:p>
        <text:p text:style-name="P32"><text:tab/><text:tab/><text:tab/>Vector v = a[i];</text:p>
        <text:p text:style-name="P32"><text:tab/><text:tab/><text:tab/>v.push_back(f[i]);</text:p>
        <text:p text:style-name="P32"><text:tab/><text:tab/>}</text:p>
        <text:p text:style-name="P32"><text:tab/>}</text:p>
        <text:p text:style-name="P30"/>
        <text:p text:style-name="P32"><text:tab/>Vector x(n, 0);</text:p>
        <text:p text:style-name="P32"><text:tab/>for (int i = n - 1; i &gt;= 0; i--) {</text:p>
        <text:p text:style-name="P32"><text:tab/><text:tab/>x[i] = f[i];</text:p>
        <text:p text:style-name="P32"><text:tab/><text:tab/>for (int j = n - 1; j &gt; i; j--)</text:p>
        <text:p text:style-name="P32"><text:tab/><text:tab/><text:tab/>x[i] -= a[i][j] * x[j];</text:p>
        <text:p text:style-name="P32"><text:tab/>}</text:p>
        <text:p text:style-name="P30"/>
        <text:p text:style-name="P32"><text:tab/>return x;</text:p>
        <text:p text:style-name="P32">}</text:p>
        <text:p text:style-name="P30"/>
        <text:p text:style-name="P32">Matrix inverse(const Matrix &amp; a) {</text:p>
        <text:p text:style-name="P32"><text:tab/>int n = a.size();</text:p>
        <text:p text:style-name="P32"><text:tab/>Matrix res = loadMatrix(n, n);</text:p>
        <text:p text:style-name="P32"><text:tab/>Vector f(n, 0);</text:p>
        <text:p text:style-name="P32"><text:tab/>double det;</text:p>
        <text:p text:style-name="P32"><text:tab/>for (int i = 0; i &lt; n; i++) {</text:p>
        <text:p text:style-name="P32"><text:tab/><text:tab/>f[i] = 1;</text:p>
        <text:p text:style-name="P32"><text:tab/><text:tab/>Vector x = Gauss(a, f, det);</text:p>
        <text:p text:style-name="P32"><text:tab/><text:tab/>for (int j = 0; j &lt; n; j++)</text:p>
        <text:p text:style-name="P32"><text:tab/><text:tab/><text:tab/>res[j][i] = x[j];</text:p>
        <text:p text:style-name="P32"><text:tab/><text:tab/>f[i] = 0;</text:p>
        <text:p text:style-name="P32"><text:tab/>}</text:p>
        <text:p text:style-name="P30"/>
        <text:p text:style-name="P32"><text:tab/>return res;</text:p>
        <text:p text:style-name="P32">}</text:p>
        <text:p text:style-name="P30"/>
        <text:p text:style-name="P32">int main() {</text:p>
        <text:p text:style-name="P32"><text:tab/>ifstream fin("input.txt");</text:p>
        <text:p text:style-name="P32"><text:tab/>ofstream fout("output.txt");</text:p>
        <text:p text:style-name="P30"/>
        <text:p text:style-name="P32"><text:tab/>int n;</text:p>
        <text:p text:style-name="P32"><text:tab/>fin &gt;&gt; n;</text:p>
        <text:p text:style-name="P32"><text:tab/>Matrix a = loadMatrix(n, n);</text:p>
        <text:p text:style-name="P32"><text:tab/>Vector f = Vector(n);</text:p>
        <text:p text:style-name="P32"><text:tab/>for (int i = 0; i &lt; n; i++) </text:p>
        <text:p text:style-name="P32"><text:tab/><text:tab/>for (int j = 0; j &lt; n; j++)</text:p>
        <text:p text:style-name="P32"><text:tab/><text:tab/><text:tab/>fin &gt;&gt; a[i][j];</text:p>
        <text:p text:style-name="P32"><text:tab/>for (int i = 0; i &lt; n; i++)</text:p>
        <text:p text:style-name="P32"><text:tab/><text:tab/>fin &gt;&gt; f[i];</text:p>
        <text:p text:style-name="P32"><text:tab/></text:p>
        <text:p text:style-name="P32"><text:tab/>double det;</text:p>
        <text:p text:style-name="P32"><text:tab/>Vector x = Gauss(a, f, det);</text:p>
        <text:p text:style-name="P32"><text:tab/>Matrix inversed = inverse(a);</text:p>
        <text:p text:style-name="P32"><text:tab/>Vector error = a * x;</text:p>
        <text:p text:style-name="P32"><text:tab/>for (int i = 0 ; i&lt; x.size(); i++)</text:p>
        <text:p text:style-name="P32"><text:tab/><text:tab/>error[i] -= f[i];</text:p>
        <text:p text:style-name="P32"><text:tab/>Matrix inversedError = inversed * a;</text:p>
        <text:p text:style-name="P32"><text:tab/>for (int i = 0; i &lt; a.size(); i++)</text:p>
        <text:p text:style-name="P32"><text:tab/><text:tab/>inversedError[i][i] -= 1;</text:p>
        <text:p text:style-name="P32"><text:tab/></text:p>
        <text:p text:style-name="P32"><text:tab/>fout &lt;&lt; "A:" &lt;&lt; endl;</text:p>
        <text:p text:style-name="P32"><text:tab/>printMatrix(a, fout);</text:p>
        <text:p text:style-name="P32"><text:tab/>fout &lt;&lt; "f:" &lt;&lt; endl;</text:p>
        <text:p text:style-name="P32"><text:tab/>printVector(f, fout);</text:p>
        <text:p text:style-name="P32"><text:tab/>fout &lt;&lt; "x:" &lt;&lt; endl;</text:p>
        <text:p text:style-name="P32"><text:tab/>printVector(x, fout);</text:p>
        <text:p text:style-name="P32"><text:tab/>fout &lt;&lt; "Ax - f:" &lt;&lt; endl;</text:p>
        <text:p text:style-name="P32"><text:tab/>printVector(error, fout, true);</text:p>
        <text:p text:style-name="P32"><text:tab/>fout &lt;&lt; "A^-1:" &lt;&lt; endl;</text:p>
        <text:p text:style-name="P32"><text:tab/>printMatrix(inversed, fout);</text:p>
        <text:p text:style-name="P32"><text:tab/>fout &lt;&lt; "A*A^-1 - E:" &lt;&lt; endl;</text:p>
        <text:p text:style-name="P32"><text:tab/>printMatrix(inversedError, fout, true);</text:p>
        <text:p text:style-name="P30"/>
        <text:p text:style-name="P32"><text:tab/>return 0;</text:p>
        <text:p text:style-name="P32">}</text:p>
        <text:p text:style-name="P41"/>
      </text:section>
      <text:p text:style-name="P42"/>
      <text:p text:style-name="P12">Входные данные</text:p>
      <text:p text:style-name="P26"/>
      <text:p text:style-name="P22"><text:span text:style-name="T18">input</text:span><text:span text:style-name="T19">.</text:span><text:span text:style-name="T18">txt</text:span><text:span text:style-name="T19">:</text:span></text:p>
      <text:p text:style-name="P21">5</text:p>
      <text:p text:style-name="P21">0.4974 0.0000 -0.1299 0.0914 0.1523</text:p>
      <text:p text:style-name="P21">-0.0305 0.3284 0.00000 -0.0619 0.0203</text:p>
      <text:p text:style-name="P21">0.0102 -0.0914 0.5887 0.0112 0.0355</text:p>
      <text:p text:style-name="P21">0.0305 0.0000 -0.0741 0.5887 0.0000</text:p>
      <text:p text:style-name="P21">0.0203 -0.0305 0.1472 -0.0122 0.4263</text:p>
      <text:p text:style-name="P21">1.5875 -1.7590 1.4139 1.7702 -2.0767S</text:p>
      <text:p text:style-name="P20"/>
      <text:p text:style-name="P26">Выходные данные</text:p>
      <text:p text:style-name="P31">output.txt</text:p>
      <text:p text:style-name="P31">A:</text:p>
      <text:p text:style-name="P31"><text:s text:c="2"/>0.4974 <text:s/>0.0000 -0.1299 <text:s/>0.0914 <text:s/>0.1523</text:p>
      <text:p text:style-name="P31"><text:s/>-0.0305 <text:s/>0.3284 <text:s/>0.0000 -0.0619 <text:s/>0.0203</text:p>
      <text:p text:style-name="P31"><text:s text:c="2"/>0.0102 -0.0914 <text:s/>0.5887 <text:s/>0.0112 <text:s/>0.0355</text:p>
      <text:p text:style-name="P31"><text:s text:c="2"/>0.0305 <text:s/>0.0000 -0.0741 <text:s/>0.5887 <text:s/>0.0000</text:p>
      <text:p text:style-name="P31"><text:s text:c="2"/>0.0203 -0.0305 <text:s/>0.1472 -0.0122 <text:s/>0.4263</text:p>
      <text:p text:style-name="P31">f:</text:p>
      <text:p text:style-name="P31"><text:s text:c="2"/>1.5875 -1.7590 <text:s/>1.4139 <text:s/>1.7702 -2.0767</text:p>
      <text:p text:style-name="P31">x:</text:p>
      <text:p text:style-name="P31"><text:s text:c="2"/>5.0010 -3.9554 <text:s/>2.0057 <text:s/>3.0003 -5.9993</text:p>
      <text:p text:style-name="P31">Ax - f:</text:p>
      <text:p text:style-name="P31">-3.1086e-15<text:tab/>-8.8818e-16<text:tab/>2.2204e-16<text:tab/>1.1102e-15<text:tab/>0.0000e+00<text:tab/></text:p>
      <text:p text:style-name="P31">A^-1:</text:p>
      <text:p text:style-name="P31"><text:s text:c="2"/>2.0568 <text:s/>0.0961 <text:s/>0.6090 -0.3372 -0.7901</text:p>
      <text:p text:style-name="P31"><text:s text:c="2"/>0.1764 <text:s/>3.0609 <text:s/>0.1300 <text:s/>0.2874 -0.2196</text:p>
      <text:p text:style-name="P31"><text:s/>-0.0009 <text:s/>0.4693 <text:s/>1.7419 <text:s/>0.0129 -0.1671</text:p>
      <text:p text:style-name="P31"><text:s/>-0.1067 <text:s/>0.0541 <text:s/>0.1877 <text:s/>1.7177 <text:s/>0.0199</text:p>
      <text:p text:style-name="P31"><text:s/>-0.0881 <text:s/>0.0539 -0.6158 <text:s/>0.0813 <text:s/>2.4259</text:p>
      <text:p text:style-name="P31">A*A^-1 - E:</text:p>
      <text:p text:style-name="P31">-1.1102e-16<text:tab/>5.1348e-16<text:tab/>-3.1364e-15<text:tab/>7.8063e-17<text:tab/>-3.8858e-16<text:tab/></text:p>
      <text:p text:style-name="P31">9.5410e-18<text:tab/>0.0000e+00<text:tab/>-7.2858e-16<text:tab/>1.3444e-17<text:tab/>4.1633e-17<text:tab/></text:p>
      <text:p text:style-name="P31">0.0000e+00<text:tab/>-1.9949e-17<text:tab/>0.0000e+00<text:tab/>2.1684e-18<text:tab/>0.0000e+00<text:tab/></text:p>
      <text:p text:style-name="P31">-2.3852e-18<text:tab/>6.7221e-17<text:tab/>2.0426e-16<text:tab/>-1.1102e-16<text:tab/>-3.1225e-17<text:tab/></text:p>
      <text:p text:style-name="P31">-6.9389e-18<text:tab/>1.1102e-16<text:tab/>-1.1102e-16<text:tab/>-1.3878e-17<text:tab/>-1.1102e-16<text:tab/></text:p>
      <text:p text:style-name="P26"/>
      <text:p text:style-name="P38"/>
      <text:p text:style-name="P38"/>
      <text:p text:style-name="P38"/>
      <text:p text:style-name="P38"/>
      <text:p text:style-name="P40"><text:page-number text:select-page="current">8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urier New" fo:font-size="12pt" fo:language="ru" fo:country="RU" style:letter-kerning="true" style:font-name-asian="Courier New1" style:font-size-asian="12pt" style:language-asian="ru" style:country-asian="RU" style:font-name-complex="Courier New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ourier New" fo:font-size="12pt" fo:language="ru" fo:country="RU" style:letter-kerning="true" style:font-name-asian="Courier New1" style:font-size-asian="12pt" style:language-asian="ru" style:country-asian="RU" style:font-name-complex="Courier New1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fo:language="ru" fo:country="RU" style:font-name-asian="Courier New1" style:font-family-asian="'Courier New'" style:font-family-generic-asian="system" style:font-pitch-asian="variable" style:font-size-asian="12pt" style:language-asian="ru" style:country-asian="RU" style:font-name-complex="Courier New1" style:font-family-complex="'Courier New'" style:font-family-generic-complex="system" style:font-pitch-complex="variable" style:font-size-complex="12pt" style:language-complex="ru" style:country-complex="RU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4.974cm" loext:contextual-spacing="false" fo:line-height="0.397cm" fo:text-align="center" style:justify-single-word="false" fo:background-color="#ffffff"/>
      <style:text-properties style:font-name="Tahoma" fo:font-family="Tahoma" style:font-family-generic="roman" style:font-pitch="variable" fo:font-size="9pt" style:font-name-asian="Tahoma1" style:font-family-asian="Tahoma" style:font-family-generic-asian="system" style:font-pitch-asian="variable" style:font-size-asian="9pt" style:font-name-complex="Tahoma1" style:font-family-complex="Tahoma" style:font-family-generic-complex="system" style:font-pitch-complex="variable" style:font-size-complex="9pt"/>
    </style:style>
    <style:style style:name="Заголовок_20__2116_2" style:display-name="Заголовок №2" style:family="paragraph" style:parent-style-name="Standard" style:default-outline-level="2" style:list-style-name="">
      <loext:graphic-properties draw:fill="solid" draw:fill-color="#ffffff"/>
      <style:paragraph-properties fo:margin-top="4.974cm" fo:margin-bottom="0.741cm" loext:contextual-spacing="false" fo:line-height="100%" fo:background-color="#ffffff"/>
      <style:text-properties style:font-name="Tahoma" fo:font-family="Tahoma" style:font-family-generic="roman" style:font-pitch="variable" fo:font-size="31pt" fo:letter-spacing="0.018cm" fo:font-weight="bold" style:font-name-asian="Tahoma1" style:font-family-asian="Tahoma" style:font-family-generic-asian="system" style:font-pitch-asian="variable" style:font-size-asian="31pt" style:font-weight-asian="bold" style:font-name-complex="Tahoma1" style:font-family-complex="Tahoma" style:font-family-generic-complex="system" style:font-pitch-complex="variable" style:font-size-complex="31pt" style:font-weight-complex="bold"/>
    </style:style>
    <style:style style:name="Заголовок_20__2116_5" style:display-name="Заголовок №5" style:family="paragraph" style:parent-style-name="Standard" style:default-outline-level="5" style:list-style-name="">
      <loext:graphic-properties draw:fill="solid" draw:fill-color="#ffffff"/>
      <style:paragraph-properties fo:margin-top="0.741cm" fo:margin-bottom="5.609cm" loext:contextual-spacing="false" fo:line-height="0.861cm" fo:text-align="center" style:justify-single-word="false" fo:background-color="#ffffff"/>
      <style:text-properties style:font-name="Times New Roman" fo:font-family="'Times New Roman'" style:font-family-generic="roman" style:font-pitch="variable" fo:font-size="20pt" fo:letter-spacing="0.018cm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0pt" style:font-weight-complex="bold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top="5.609cm" fo:margin-bottom="0cm" loext:contextual-spacing="false" fo:line-height="0.508cm" fo:text-align="end" style:justify-single-word="false" fo:background-color="#ffffff"/>
      <style:text-properties style:font-name="Arial" fo:font-family="Arial" style:font-family-generic="roman" style:font-pitch="variable" fo:font-size="11.5pt" fo:font-weight="bold" style:font-name-asian="Arial1" style:font-family-asian="Arial" style:font-family-generic-asian="system" style:font-pitch-asian="variable" style:font-size-asian="11.5pt" style:font-weight-asian="bold" style:font-name-complex="Arial1" style:font-family-complex="Arial" style:font-family-generic-complex="system" style:font-pitch-complex="variable" style:font-size-complex="11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left="0cm" fo:margin-right="0cm" fo:margin-top="6.244cm" fo:margin-bottom="2.646cm" loext:contextual-spacing="false" fo:line-height="100%" fo:text-indent="-0.776cm" style:auto-text-indent="false" fo:background-color="#ffffff"/>
      <style:text-properties style:font-name="Tahoma" fo:font-family="Tahoma" style:font-family-generic="roman" style:font-pitch="variable" fo:font-size="13pt" style:font-name-asian="Tahoma1" style:font-family-asian="Tahoma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Heading" style:class="chapter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style:text-underline-style="solid" style:text-underline-width="auto" style:text-underline-color="font-color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ahoma" fo:font-family="Tahoma" style:font-family-generic="roman" style:font-pitch="variable" fo:font-size="9pt" fo:font-style="normal" style:text-underline-style="none" fo:font-weight="normal" style:font-name-asian="Tahoma1" style:font-family-asian="Tahoma" style:font-family-generic-asian="system" style:font-pitch-asian="variable" style:font-size-asian="9pt" style:font-style-asian="normal" style:font-weight-asian="normal" style:font-name-complex="Tahoma1" style:font-family-complex="Tahoma" style:font-family-generic-complex="system" style:font-pitch-complex="variable" style:font-size-complex="9pt" style:font-style-complex="normal" style:font-weight-complex="normal"/>
    </style:style>
    <style:style style:name="Заголовок_20__2116_2_5f_" style:display-name="Заголовок №2_" style:family="text" style:parent-style-name="Default_20_Paragraph_20_Font">
      <style:text-properties fo:font-variant="normal" fo:text-transform="none" style:text-line-through-style="none" style:text-line-through-type="none" style:font-name="Tahoma" fo:font-family="Tahoma" style:font-family-generic="roman" style:font-pitch="variable" fo:font-size="31pt" fo:letter-spacing="0.018cm" fo:font-style="normal" style:text-underline-style="none" fo:font-weight="bold" style:font-name-asian="Tahoma1" style:font-family-asian="Tahoma" style:font-family-generic-asian="system" style:font-pitch-asian="variable" style:font-size-asian="31pt" style:font-style-asian="normal" style:font-weight-asian="bold" style:font-name-complex="Tahoma1" style:font-family-complex="Tahoma" style:font-family-generic-complex="system" style:font-pitch-complex="variable" style:font-size-complex="31pt" style:font-style-complex="normal" style:font-weight-complex="bold"/>
    </style:style>
    <style:style style:name="Заголовок_20__2116_5_5f_" style:display-name="Заголовок №5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20pt" fo:letter-spacing="0.018cm" fo:font-style="normal" style:text-underline-style="none" fo:font-weight="bold" style:font-name-asian="Times New Roman1" style:font-family-asian="'Times New Roman'" style:font-family-generic-asian="system" style:font-pitch-asian="variable" style:font-size-asian="20pt" style:font-style-asian="normal" style:font-weight-asian="bold" style:font-name-complex="Times New Roman1" style:font-family-complex="'Times New Roman'" style:font-family-generic-complex="system" style:font-pitch-complex="variable" style:font-size-complex="20pt" style:font-style-complex="normal" style:font-weight-complex="bold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Arial" fo:font-family="Arial" style:font-family-generic="roman" style:font-pitch="variable" fo:font-size="11.5pt" fo:font-style="normal" style:text-underline-style="none" fo:font-weight="bold" style:font-name-asian="Arial1" style:font-family-asian="Arial" style:font-family-generic-asian="system" style:font-pitch-asian="variable" style:font-size-asian="11.5pt" style:font-style-asian="normal" style:font-weight-asian="bold" style:font-name-complex="Arial1" style:font-family-complex="Arial" style:font-family-generic-complex="system" style:font-pitch-complex="variable" style:font-size-complex="11.5pt" style:font-style-complex="normal" style:font-weight-complex="bold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ahoma" fo:font-family="Tahoma" style:font-family-generic="roman" style:font-pitch="variable" fo:font-size="13pt" fo:font-style="normal" style:text-underline-style="none" fo:font-weight="normal" style:font-name-asian="Tahoma1" style:font-family-asian="Tahoma" style:font-family-generic-asian="system" style:font-pitch-asian="variable" style:font-size-asian="13pt" style:font-style-asian="normal" style:font-weight-asian="normal" style:font-name-complex="Tahoma1" style:font-family-complex="Tahoma" style:font-family-generic-complex="system" style:font-pitch-complex="variable" style:font-size-complex="13pt" style:font-style-complex="normal" style:font-weight-complex="norma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fo:color="#000000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011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99cm" fo:margin-left="0cm" fo:margin-right="0cm" fo:margin-top="1.8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2"/>
    <style:master-page style:name="Converted2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0:53:00</meta:creation-date>
    <meta:initial-creator>Александр Ковальчук</meta:initial-creator>
    <dc:language>ru-RU</dc:language>
    <meta:print-date>2014-09-23T18:52:00</meta:print-date>
    <dc:date>2017-10-04T20:00:02.591000000</dc:date>
    <meta:editing-cycles>22</meta:editing-cycles>
    <meta:editing-duration>PT5H12M37S</meta:editing-duration>
    <meta:generator>LibreOffice/5.2.3.3$Windows_x86 LibreOffice_project/d54a8868f08a7b39642414cf2c8ef2f228f780cf</meta:generator>
    <meta:document-statistic meta:table-count="0" meta:image-count="0" meta:object-count="14" meta:page-count="8" meta:paragraph-count="233" meta:word-count="1196" meta:character-count="7506" meta:non-whitespace-character-count="62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a</mi>
                    <mn>1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12</mn>
                    </msub>
                  </mrow>
                  <mrow>
                    <msub>
                      <mi>x</mi>
                      <mn>2</mn>
                    </msub>
                    <mo stretchy="false">+</mo>
                    <mi>…</mi>
                    <mo stretchy="false">+</mo>
                    <msub>
                      <mi>a</mi>
                      <mrow>
                        <mn>1</mn>
                        <mi>n</mi>
                      </mrow>
                    </msub>
                  </mrow>
                  <mrow>
                    <msub>
                      <mi>x</mi>
                      <mi>n</mi>
                    </msub>
                    <mo stretchy="false">=</mo>
                    <msub>
                      <mi>b</mi>
                      <mn>1</mn>
                    </msub>
                  </mrow>
                </mrow>
              </mtd>
            </mtr>
            <mtr>
              <mtd>
                <mrow>
                  <msub>
                    <mi>a</mi>
                    <mn>2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12</mn>
                    </msub>
                  </mrow>
                  <mrow>
                    <msub>
                      <mi>x</mi>
                      <mn>2</mn>
                    </msub>
                    <mo stretchy="false">+</mo>
                    <mi>…</mi>
                    <mo stretchy="false">+</mo>
                    <msub>
                      <mi>a</mi>
                      <mrow>
                        <mn>2</mn>
                        <mi>n</mi>
                      </mrow>
                    </msub>
                  </mrow>
                  <mrow>
                    <msub>
                      <mi>x</mi>
                      <mi>n</mi>
                    </msub>
                    <mo stretchy="false">=</mo>
                    <msub>
                      <mi>b</mi>
                      <mn>2</mn>
                    </msub>
                  </mrow>
                </mrow>
              </mtd>
            </mtr>
            <mtr>
              <mtd>
                <mrow>
                  <mi>…</mi>
                  <mi>…</mi>
                  <mi>…</mi>
                  <mi>…</mi>
                  <mi>…</mi>
                  <mi>…</mi>
                  <mi>…</mi>
                  <mi>…</mi>
                  <mi>…</mi>
                  <mi>…</mi>
                  <mi>…</mi>
                </mrow>
              </mtd>
            </mtr>
            <mtr>
              <mtd>
                <mrow>
                  <msub>
                    <mi>a</mi>
                    <mrow>
                      <mi>n</mi>
                      <mn>1</mn>
                    </mrow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row>
                        <mi>n</mi>
                        <mn>2</mn>
                      </mrow>
                    </msub>
                  </mrow>
                  <mrow>
                    <msub>
                      <mi>x</mi>
                      <mn>2</mn>
                    </msub>
                    <mo stretchy="false">+</mo>
                    <mi>…</mi>
                    <mo stretchy="false">+</mo>
                    <msub>
                      <mi>a</mi>
                      <mi mathvariant="italic">nn</mi>
                    </msub>
                  </mrow>
                  <mrow>
                    <msub>
                      <mi>x</mi>
                      <mi>n</mi>
                    </msub>
                    <mo stretchy="false">=</mo>
                    <msub>
                      <mi>b</mi>
                      <mi>n</mi>
                    </msub>
                  </mrow>
                </mrow>
              </mtd>
            </mtr>
          </mtable>
        </mrow>
      </mrow>
      <mrow>
        <mo fence="true" stretchy="true">(</mo>
        <mrow>
          <mn>1</mn>
        </mrow>
        <mo fence="true" stretchy="true">)</mo>
      </mrow>
    </mrow>
    <annotation encoding="StarMath 5.0">left lbrace stack { {a} rsub {11} {x} rsub {1} + {a} rsub {12} {x} rsub {2} + … + {a} rsub {1 n} {x} rsub {n} = {b} rsub {1} # {a} rsub {21} {x} rsub {1} + {a} rsub {12} {x} rsub {2} + … + {a} rsub {2 n} {x} rsub {n} = {b} rsub {2} # … … … … … … … … … … … # {a} rsub {n 1} {x} rsub {1} + {a} rsub {n 2} {x} rsub {2} + … + {a} rsub {nn} {x} rsub {n} = {b} rsub {n} } right none left (1 right )</annotation>
  </semantics>
</math>
</file>

<file path=Object 19/content.xml><?xml version="1.0" encoding="utf-8"?>
<math xmlns="http://www.w3.org/1998/Math/MathML" display="block">
  <semantics>
    <mover accent="true">
      <mrow>
        <mn>1,</mn>
        <mi>n</mi>
      </mrow>
      <mo>¯</mo>
    </mover>
    <annotation encoding="StarMath 5.0">overline { 1, n}</annotation>
  </semantics>
</math>
</file>

<file path=Object 20/content.xml><?xml version="1.0" encoding="utf-8"?>
<math xmlns="http://www.w3.org/1998/Math/MathML" display="block">
  <semantics>
    <msub>
      <mi>a</mi>
      <mrow>
        <mi>i</mi>
        <mi>,</mi>
        <mi>i</mi>
      </mrow>
    </msub>
    <annotation encoding="StarMath 5.0">a_{ i, i } </annotation>
  </semantics>
</math>
</file>

<file path=Object 21/content.xml><?xml version="1.0" encoding="utf-8"?>
<math xmlns="http://www.w3.org/1998/Math/MathML" display="block">
  <semantics>
    <mrow>
      <msubsup>
        <mi>a</mi>
        <mrow>
          <mi>i</mi>
          <mi>,</mi>
          <mi>j</mi>
        </mrow>
        <mrow>
          <mo fence="true" stretchy="false">(</mo>
          <mrow>
            <mi>i</mi>
          </mrow>
          <mo fence="true" stretchy="false">)</mo>
        </mrow>
      </msubsup>
      <mo stretchy="false">=</mo>
      <mrow>
        <msubsup>
          <mi>a</mi>
          <mrow>
            <mi>i</mi>
            <mi>,</mi>
            <mi>j</mi>
          </mrow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bsup>
        <mo stretchy="false">/</mo>
        <msubsup>
          <mi>a</mi>
          <mrow>
            <mi>i</mi>
            <mi>,</mi>
            <mi>i</mi>
          </mrow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bsup>
      </mrow>
    </mrow>
    <annotation encoding="StarMath 5.0">a^{ (i) }_{ i,j } = a^{ (i-1) }_{ i,j } / a^{(i-1)}_{ i,i } </annotation>
  </semantics>
</math>
</file>

<file path=Object 22/content.xml><?xml version="1.0" encoding="utf-8"?>
<math xmlns="http://www.w3.org/1998/Math/MathML" display="block">
  <semantics>
    <mover accent="true">
      <mrow>
        <mi>i</mi>
        <mi>,</mi>
        <mi>n</mi>
      </mrow>
      <mo>¯</mo>
    </mover>
    <annotation encoding="StarMath 5.0">overline {i, n} </annotation>
  </semantics>
</math>
</file>

<file path=Object 23/content.xml><?xml version="1.0" encoding="utf-8"?>
<math xmlns="http://www.w3.org/1998/Math/MathML" display="block">
  <semantics>
    <msub>
      <mi>x</mi>
      <mi>i</mi>
    </msub>
    <annotation encoding="StarMath 5.0">x_{ i}</annotation>
  </semantics>
</math>
</file>

<file path=Object 24/content.xml><?xml version="1.0" encoding="utf-8"?>
<math xmlns="http://www.w3.org/1998/Math/MathML" display="block">
  <semantics>
    <mrow>
      <msubsup>
        <mi>f</mi>
        <mi>i</mi>
        <mrow>
          <mo fence="true" stretchy="false">(</mo>
          <mrow>
            <mi>i</mi>
          </mrow>
          <mo fence="true" stretchy="false">)</mo>
        </mrow>
      </msubsup>
      <mo stretchy="false">=</mo>
      <mrow>
        <msubsup>
          <mi>f</mi>
          <mi>i</mi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bsup>
        <mo stretchy="false">/</mo>
        <msubsup>
          <mi>a</mi>
          <mrow>
            <mi>i</mi>
            <mi>,</mi>
            <mi>i</mi>
          </mrow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bsup>
      </mrow>
    </mrow>
    <annotation encoding="StarMath 5.0">f^{(i)}_i = f^{(i-1)}_i / a^{ (i-1) }_{ i,i }</annotation>
  </semantics>
</math>
</file>

<file path=Object 25/content.xml><?xml version="1.0" encoding="utf-8"?>
<math xmlns="http://www.w3.org/1998/Math/MathML" display="block">
  <semantics>
    <mrow>
      <msubsup>
        <mi>f</mi>
        <mi>k</mi>
        <mrow>
          <mo fence="true" stretchy="false">(</mo>
          <mrow>
            <mi>i</mi>
          </mrow>
          <mo fence="true" stretchy="false">)</mo>
        </mrow>
      </msubsup>
      <mo stretchy="false">=</mo>
      <mrow>
        <msubsup>
          <mi>f</mi>
          <mi>k</mi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bsup>
        <mo stretchy="false">−</mo>
        <mrow>
          <msubsup>
            <mi>f</mi>
            <mi>i</mi>
            <mrow>
              <mo fence="true" stretchy="false">(</mo>
              <mrow>
                <mi>i</mi>
              </mrow>
              <mo fence="true" stretchy="false">)</mo>
            </mrow>
          </msubsup>
          <mo stretchy="false">∗</mo>
          <msubsup>
            <mi>a</mi>
            <mrow>
              <mi>k</mi>
              <mi>,</mi>
              <mi>i</mi>
            </mrow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</msubsup>
        </mrow>
      </mrow>
    </mrow>
    <annotation encoding="StarMath 5.0">f^( i )_k = f^( i-1 )_k - f^( i )_i*a^(i-1)_{ k,i }</annotation>
  </semantics>
</math>
</file>

<file path=Object 26/content.xml><?xml version="1.0" encoding="utf-8"?>
<math xmlns="http://www.w3.org/1998/Math/MathML" display="block">
  <semantics>
    <mrow>
      <mrow>
        <mi>k</mi>
        <mo stretchy="false">=</mo>
        <mover accent="true">
          <mrow>
            <mrow>
              <mi>i</mi>
              <mo stretchy="false">+</mo>
              <mn>1,</mn>
            </mrow>
            <mi>n</mi>
          </mrow>
          <mo>¯</mo>
        </mover>
      </mrow>
      <mi>,</mi>
      <mrow>
        <mi>j</mi>
        <mo stretchy="false">=</mo>
        <mover accent="true">
          <mrow>
            <mi>i</mi>
            <mi>,</mi>
            <mi>n</mi>
          </mrow>
          <mo>¯</mo>
        </mover>
      </mrow>
    </mrow>
    <annotation encoding="StarMath 5.0">k = overline{ i+1, n }, j = overline{ i,n }</annotation>
  </semantics>
</math>
</file>

<file path=Object 27/content.xml><?xml version="1.0" encoding="utf-8"?>
<math xmlns="http://www.w3.org/1998/Math/MathML" display="block">
  <semantics>
    <mrow>
      <msub>
        <mi>x</mi>
        <mi>n</mi>
      </msub>
      <mo stretchy="false">=</mo>
      <msub>
        <mi>f</mi>
        <mi>n</mi>
      </msub>
    </mrow>
    <annotation encoding="StarMath 5.0">x_n = f_n</annotation>
  </semantics>
</math>
</file>

<file path=Object 28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f</mi>
            <mi>i</mi>
          </msub>
          <mo stretchy="false">−</mo>
          <mrow>
            <msub>
              <mi>a</mi>
              <mrow>
                <mi>i</mi>
                <mi>,</mi>
                <mi>i</mi>
              </mrow>
            </msub>
            <mo stretchy="false">∗</mo>
            <msub>
              <mi>x</mi>
              <mi>i</mi>
            </msub>
          </mrow>
          <mo stretchy="false">−</mo>
          <mn>...</mn>
          <mo stretchy="false">−</mo>
          <mrow>
            <msub>
              <mi>a</mi>
              <mrow>
                <mi>i</mi>
                <mi>,</mi>
                <mi>n</mi>
              </mrow>
            </msub>
            <mo stretchy="false">∗</mo>
            <msub>
              <mi>x</mi>
              <mi>n</mi>
            </msub>
          </mrow>
        </mrow>
      </mrow>
      <mi>,</mi>
      <mrow>
        <mi>i</mi>
        <mo stretchy="false">=</mo>
        <mover accent="true">
          <mrow>
            <mrow>
              <mi>n</mi>
              <mo stretchy="false">−</mo>
              <mn>1,</mn>
            </mrow>
            <mn>1</mn>
          </mrow>
          <mo>¯</mo>
        </mover>
      </mrow>
    </mrow>
    <annotation encoding="StarMath 5.0">x_i = f_i - a_{ i,i }*x_i - ... - a_{ i, n }*x_n, i = overline{ n-1, 1 } </annotation>
  </semantics>
</math>
</file>

<file path=Object 3/content.xml><?xml version="1.0" encoding="utf-8"?>
<math xmlns="http://www.w3.org/1998/Math/MathML" display="block">
  <semantics>
    <mrow>
      <mi mathvariant="italic">detA</mi>
      <mo stretchy="false">=</mo>
      <mrow>
        <msubsup>
          <mi>a</mi>
          <mn>1,1</mn>
          <mrow>
            <mo fence="true" stretchy="false">(</mo>
            <mrow>
              <mn>0</mn>
            </mrow>
            <mo fence="true" stretchy="false">)</mo>
          </mrow>
        </msubsup>
        <mo stretchy="false">∗</mo>
        <mn>...</mn>
        <mo stretchy="false">∗</mo>
        <msubsup>
          <mi>a</mi>
          <mrow>
            <mi>n</mi>
            <mi>,</mi>
            <mi>n</mi>
          </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sup>
        <mo stretchy="false">∗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p</mi>
        </msup>
      </mrow>
    </mrow>
    <annotation encoding="StarMath 5.0">detA = a^( 0 )_{ 1,1}*...*a^( n-1 )_{ n,n }*( -1 )^p</annotation>
  </semantics>
</math>
</file>

<file path=Object 31/content.xml><?xml version="1.0" encoding="utf-8"?>
<math xmlns="http://www.w3.org/1998/Math/MathML" display="block">
  <semantics>
    <mi>p</mi>
    <annotation encoding="StarMath 5.0">p</annotation>
  </semantics>
</math>
</file>

<file path=Object 9/content.xml><?xml version="1.0" encoding="utf-8"?>
<math xmlns="http://www.w3.org/1998/Math/MathML" display="block">
  <semantics>
    <mrow>
      <msubsup>
        <mi>a</mi>
        <mrow>
          <mi>k</mi>
          <mi>,</mi>
          <mi>j</mi>
        </mrow>
        <mrow>
          <mo fence="true" stretchy="false">(</mo>
          <mrow>
            <mi>i</mi>
          </mrow>
          <mo fence="true" stretchy="false">)</mo>
        </mrow>
      </msubsup>
      <mo stretchy="false">=</mo>
      <mrow>
        <msubsup>
          <mi>a</mi>
          <mrow>
            <mi>k</mi>
            <mi>,</mi>
            <mi>j</mi>
          </mrow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bsup>
        <mo stretchy="false">−</mo>
        <mrow>
          <msubsup>
            <mi>a</mi>
            <mrow>
              <mi>i</mi>
              <mi>,</mi>
              <mi>j</mi>
            </mrow>
            <mrow>
              <mo fence="true" stretchy="false">(</mo>
              <mrow>
                <mi>i</mi>
              </mrow>
              <mo fence="true" stretchy="false">)</mo>
            </mrow>
          </msubsup>
          <mo stretchy="false">∗</mo>
          <msubsup>
            <mi>a</mi>
            <mrow>
              <mi>k</mi>
              <mi>,</mi>
              <mi>i</mi>
            </mrow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</msubsup>
        </mrow>
      </mrow>
    </mrow>
    <annotation encoding="StarMath 5.0">a^{(i)}_{ k, j } = a^{(i-1)}_{ k, j } - a^{ (i) }_{ i, j } * a^{ (i-1) }_{ k,i }</annotation>
  </semantics>
</math>
</file>